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c976" officeooo:paragraph-rsid="0017c97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c976" officeooo:paragraph-rsid="0017c976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7c976" officeooo:paragraph-rsid="0017c97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c976" officeooo:paragraph-rsid="0017c976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17c976" officeooo:paragraph-rsid="0017c976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officeooo:rsid="0017c976" officeooo:paragraph-rsid="0017c976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Programación Examen 13/05/2024</text:p>
      <text:p text:style-name="P1"/>
      <text:p text:style-name="P1"/>
      <text:p text:style-name="P2">Writers</text:p>
      <text:p text:style-name="P2"/>
      <text:list text:style-name="L1">
        <text:list-item>
          <text:p text:style-name="P3">Crear un fichero con dos cadenas iguales. La primera la añade carácter a carácter y la segunda en una cadena.</text:p>
        </text:list-item>
      </text:list>
      <text:p text:style-name="P4"/>
      <text:list text:continue-numbering="true" text:style-name="L1">
        <text:list-item>
          <text:p text:style-name="P3">Escribe un texto en un archivo de texto línea a línea leídas del teclado hasta que introduzca la cadena "fin".</text:p>
        </text:list-item>
      </text:list>
      <text:p text:style-name="P4"/>
      <text:list text:continue-numbering="true" text:style-name="L1">
        <text:list-item>
          <text:p text:style-name="P3">Crea un fichero que sea la copia de otro fichero que el usuario escribe su nombre. El fichero tendrá el formato copia_de_"fichero".txt</text:p>
        </text:list-item>
      </text:list>
      <text:p text:style-name="P4"/>
      <text:p text:style-name="P4"/>
      <text:p text:style-name="P2">Tokens</text:p>
      <text:p text:style-name="P2"/>
      <text:list text:style-name="L2">
        <text:list-item>
          <text:p text:style-name="P5">Pide por teclado el nombre, la estatura y la edad de un deportista. Introduce los datos en una sola linea y léelos con un objeto Scanner. Muestra el resultado por pantalla.</text:p>
        </text:list-item>
      </text:list>
      <text:p text:style-name="P4"/>
      <text:list text:continue-numbering="true" text:style-name="L2">
        <text:list-item>
          <text:p text:style-name="P5">Crear con un editor de texto un archivo con un conjunto de números reales, uno por línea. Abrirlo con un flujo de texto para lectura y leerlo línea a línea. Convertir las cadenas leídas en números de tipo double por medio de Scanner y mostrar al final la suma de todos ellos.</text:p>
        </text:list-item>
      </text:list>
      <text:p text:style-name="P4"/>
      <text:list text:continue-numbering="true" text:style-name="L2">
        <text:list-item>
          <text:p text:style-name="P5">Crea en un documento de texto el archivo de texto Jugadores.txt en la carpeta del proyecto. Escribe en él los nombres, edades y estaturas de los jugadores del equipo con un jugador en cada línea. Implementa un programa que lea del fichero los datos, muestre los nombres y calcule la media de las edades y estaturas, mostrándolas por pantalla.</text:p>
        </text:list-item>
      </text:list>
      <text:p text:style-name="P4"/>
      <text:p text:style-name="P4"/>
      <text:p text:style-name="P2">JavaXML</text:p>
      <text:p text:style-name="P4"/>
      <text:p text:style-name="P4"><text:a xlink:type="simple" xlink:href="https://classroom.google.com/u/1/c/NjIzOTM3NTc5NjY1/a/Njc2ODA0MzE0MDIw/details" text:style-name="Internet_20_link" text:visited-style-name="Visited_20_Internet_20_Link">https://classroom.google.com/u/1/c/NjIzOTM3NTc5NjY1/a/Njc2ODA0MzE0MDIw/details</text:a></text:p>
      <text:p text:style-name="P4"/>
      <text:p text:style-name="P4"/>
      <text:p text:style-name="P2">Binarios</text:p>
      <text:p text:style-name="P2"/>
      <text:list text:style-name="L3">
        <text:list-item>
          <text:p text:style-name="P6">Pedir un entero n por consola y a continuacion pedir n numeros double que iremos insertando en una tabla. Guardar la tabla en un archivo binario.</text:p>
        </text:list-item>
      </text:list>
      <text:p text:style-name="P4"/>
      <text:list text:continue-numbering="true" text:style-name="L3">
        <text:list-item>
          <text:p text:style-name="P6">Guardar en una tabla tipo Socios los diferentes socios. Guardar la tabla en el archivo socios.dat. Recuperar la tabla.</text:p>
        </text:list-item>
      </text:list>
      <text:p text:style-name="P4"/>
      <text:list text:continue-numbering="true" text:style-name="L3">
        <text:list-item>
          <text:p text:style-name="P6">Implementar un programa que registra la evolución temporal de la temperatura en una ciudad. La aplicación mostrará un menú que permite añadir nuevos registros de temperatura y mostrar el resultado de todos los registros históricos. Cada registro constará de la temperatura en grados centígrados introducida por teclado y la fecha y hora, que se leerá en el sistema en el momento de la creación del registr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0:19:08.468000000</meta:creation-date>
    <dc:date>2024-05-06T10:30:35.580000000</dc:date>
    <meta:editing-duration>PT11M27S</meta:editing-duration>
    <meta:editing-cycles>1</meta:editing-cycles>
    <meta:document-statistic meta:table-count="0" meta:image-count="0" meta:object-count="0" meta:page-count="1" meta:paragraph-count="15" meta:word-count="333" meta:character-count="1973" meta:non-whitespace-character-count="1664"/>
    <meta:generator>LibreOffice/7.6.0.3$Windows_X86_64 LibreOffice_project/69edd8b8ebc41d00b4de3915dc82f8f0fc3b6265</meta:generator>
  </office:meta>
</office:document-meta>
</file>